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785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0.688cm"/>
    </style:style>
    <style:style style:name="co11" style:family="table-column">
      <style:table-column-properties fo:break-before="auto" style:column-width="3.004cm"/>
    </style:style>
    <style:style style:name="co12" style:family="table-column">
      <style:table-column-properties fo:break-before="auto" style:column-width="2.133cm"/>
    </style:style>
    <style:style style:name="co13" style:family="table-column">
      <style:table-column-properties fo:break-before="auto" style:column-width="3.03cm"/>
    </style:style>
    <style:style style:name="co14" style:family="table-column">
      <style:table-column-properties fo:break-before="auto" style:column-width="2.159cm"/>
    </style:style>
    <style:style style:name="co15" style:family="table-column">
      <style:table-column-properties fo:break-before="auto" style:column-width="1.478cm"/>
    </style:style>
    <style:style style:name="co16" style:family="table-column">
      <style:table-column-properties fo:break-before="auto" style:column-width="1.969cm"/>
    </style:style>
    <style:style style:name="co17" style:family="table-column">
      <style:table-column-properties fo:break-before="auto" style:column-width="2.432cm"/>
    </style:style>
    <style:style style:name="co18" style:family="table-column">
      <style:table-column-properties fo:break-before="auto" style:column-width="2.187cm"/>
    </style:style>
    <style:style style:name="co19" style:family="table-column">
      <style:table-column-properties fo:break-before="auto" style:column-width="1.669cm"/>
    </style:style>
    <style:style style:name="co20" style:family="table-column">
      <style:table-column-properties fo:break-before="auto" style:column-width="2.05cm"/>
    </style:style>
    <style:style style:name="co21" style:family="table-column">
      <style:table-column-properties fo:break-before="auto" style:column-width="2.323cm"/>
    </style:style>
    <style:style style:name="co22" style:family="table-column">
      <style:table-column-properties fo:break-before="auto" style:column-width="2.104cm"/>
    </style:style>
    <style:style style:name="co23" style:family="table-column">
      <style:table-column-properties fo:break-before="auto" style:column-width="2.895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2.459cm"/>
    </style:style>
    <style:style style:name="co26" style:family="table-column">
      <style:table-column-properties fo:break-before="auto" style:column-width="1.778cm"/>
    </style:style>
    <style:style style:name="co27" style:family="table-column">
      <style:table-column-properties fo:break-before="auto" style:column-width="2.813cm"/>
    </style:style>
    <style:style style:name="co28" style:family="table-column">
      <style:table-column-properties fo:break-before="auto" style:column-width="2.295cm"/>
    </style:style>
    <style:style style:name="co29" style:family="table-column">
      <style:table-column-properties fo:break-before="auto" style:column-width="2.268cm"/>
    </style:style>
    <style:style style:name="co30" style:family="table-column">
      <style:table-column-properties fo:break-before="auto" style:column-width="3.411cm"/>
    </style:style>
    <style:style style:name="co31" style:family="table-column">
      <style:table-column-properties fo:break-before="auto" style:column-width="1.642cm"/>
    </style:style>
    <style:style style:name="co32" style:family="table-column">
      <style:table-column-properties fo:break-before="auto" style:column-width="2.921cm"/>
    </style:style>
    <style:style style:name="co33" style:family="table-column">
      <style:table-column-properties fo:break-before="auto" style:column-width="3.276cm"/>
    </style:style>
    <style:style style:name="co34" style:family="table-column">
      <style:table-column-properties fo:break-before="auto" style:column-width="2.84cm"/>
    </style:style>
    <style:style style:name="co35" style:family="table-column">
      <style:table-column-properties fo:break-before="auto" style:column-width="2.649cm"/>
    </style:style>
    <style:style style:name="co36" style:family="table-column">
      <style:table-column-properties fo:break-before="auto" style:column-width="2.676cm"/>
    </style:style>
    <style:style style:name="co37" style:family="table-column">
      <style:table-column-properties fo:break-before="auto" style:column-width="2.258cm"/>
    </style:style>
    <style:style style:name="co38" style:family="table-column">
      <style:table-column-properties fo:break-before="auto" style:column-width="1.1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ros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1" table:number-columns-repeated="2" table:default-cell-style-name="Default"/>
        <table:table-column table:style-name="co1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34" table:default-cell-style-name="Default"/>
        <table:table-column table:style-name="co24" table:default-cell-style-name="Default"/>
        <table:table-column table:style-name="co35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9" table:default-cell-style-name="Default"/>
        <table:table-column table:style-name="co37" table:number-columns-repeated="3" table:default-cell-style-name="Default"/>
        <table:table-row table:style-name="ro1">
          <table:table-cell office:value-type="string" calcext:value-type="string">
            <text:p>total_pe</text:p>
          </table:table-cell>
          <table:table-cell office:value-type="string" calcext:value-type="string">
            <text:p>total_kp</text:p>
          </table:table-cell>
          <table:table-cell office:value-type="string" calcext:value-type="string">
            <text:p>total_lp</text:p>
          </table:table-cell>
          <table:table-cell office:value-type="string" calcext:value-type="string">
            <text:p>end_ts</text:p>
          </table:table-cell>
          <table:table-cell office:value-type="string" calcext:value-type="string">
            <text:p>mapping</text:p>
          </table:table-cell>
          <table:table-cell office:value-type="string" calcext:value-type="string">
            <text:p>model_events</text:p>
          </table:table-cell>
          <table:table-cell office:value-type="string" calcext:value-type="string">
            <text:p>network_events</text:p>
          </table:table-cell>
          <table:table-cell office:value-type="string" calcext:value-type="string">
            <text:p>total_events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events_processed</text:p>
          </table:table-cell>
          <table:table-cell office:value-type="string" calcext:value-type="string">
            <text:p>events_aborted</text:p>
          </table:table-cell>
          <table:table-cell office:value-type="string" calcext:value-type="string">
            <text:p>events_rb</text:p>
          </table:table-cell>
          <table:table-cell office:value-type="string" calcext:value-type="string">
            <text:p>pe_event_ties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send_loc_remote</text:p>
          </table:table-cell>
          <table:table-cell office:value-type="string" calcext:value-type="string">
            <text:p>percent_loc</text:p>
          </table:table-cell>
          <table:table-cell office:value-type="string" calcext:value-type="string">
            <text:p>send_net_remote</text:p>
          </table:table-cell>
          <table:table-cell office:value-type="string" calcext:value-type="string">
            <text:p>percent_net</text:p>
          </table:table-cell>
          <table:table-cell office:value-type="string" calcext:value-type="string">
            <text:p>rb_total</text:p>
          </table:table-cell>
          <table:table-cell office:value-type="string" calcext:value-type="string">
            <text:p>rb_primary</text:p>
          </table:table-cell>
          <table:table-cell office:value-type="string" calcext:value-type="string">
            <text:p>rb_secondary</text:p>
          </table:table-cell>
          <table:table-cell office:value-type="string" calcext:value-type="string">
            <text:p>fc_attempts</text:p>
          </table:table-cell>
          <table:table-cell office:value-type="string" calcext:value-type="string">
            <text:p>num_gvt</text:p>
          </table:table-cell>
          <table:table-cell office:value-type="string" calcext:value-type="string">
            <text:p>net_events</text:p>
          </table:table-cell>
          <table:table-cell office:value-type="string" calcext:value-type="string">
            <text:p>event_rate</text:p>
          </table:table-cell>
          <table:table-cell office:value-type="string" calcext:value-type="string">
            <text:p>events_past_end</text:p>
          </table:table-cell>
          <table:table-cell office:value-type="string" calcext:value-type="string">
            <text:p>event_alloc</text:p>
          </table:table-cell>
          <table:table-cell office:value-type="string" calcext:value-type="string">
            <text:p>memory_alloc</text:p>
          </table:table-cell>
          <table:table-cell office:value-type="string" calcext:value-type="string">
            <text:p>memory_wasted</text:p>
          </table:table-cell>
          <table:table-cell office:value-type="string" calcext:value-type="string">
            <text:p>remote_sends</text:p>
          </table:table-cell>
          <table:table-cell office:value-type="string" calcext:value-type="string">
            <text:p>remote_recvs</text:p>
          </table:table-cell>
          <table:table-cell office:value-type="string" calcext:value-type="string">
            <text:p>pe_struct</text:p>
          </table:table-cell>
          <table:table-cell office:value-type="string" calcext:value-type="string">
            <text:p>kp_struct</text:p>
          </table:table-cell>
          <table:table-cell office:value-type="string" calcext:value-type="string">
            <text:p>lp_struct</text:p>
          </table:table-cell>
          <table:table-cell office:value-type="string" calcext:value-type="string">
            <text:p>lp_model_struct</text:p>
          </table:table-cell>
          <table:table-cell office:value-type="string" calcext:value-type="string">
            <text:p>lp_rngs</text:p>
          </table:table-cell>
          <table:table-cell office:value-type="string" calcext:value-type="string">
            <text:p>total_lp_size</text:p>
          </table:table-cell>
          <table:table-cell office:value-type="string" calcext:value-type="string">
            <text:p>event_struct</text:p>
          </table:table-cell>
          <table:table-cell office:value-type="string" calcext:value-type="string">
            <text:p>event_struct_model</text:p>
          </table:table-cell>
          <table:table-cell office:value-type="string" calcext:value-type="string">
            <text:p>init_time</text:p>
          </table:table-cell>
          <table:table-cell office:value-type="string" calcext:value-type="string">
            <text:p>pq_time</text:p>
          </table:table-cell>
          <table:table-cell office:value-type="string" calcext:value-type="string">
            <text:p>avl_time</text:p>
          </table:table-cell>
          <table:table-cell office:value-type="string" calcext:value-type="string">
            <text:p>lz4_time</text:p>
          </table:table-cell>
          <table:table-cell office:value-type="string" calcext:value-type="string">
            <text:p>buddy_time</text:p>
          </table:table-cell>
          <table:table-cell office:value-type="string" calcext:value-type="string">
            <text:p>event_proc_time</text:p>
          </table:table-cell>
          <table:table-cell office:value-type="string" calcext:value-type="string">
            <text:p>event_cancel_time</text:p>
          </table:table-cell>
          <table:table-cell office:value-type="string" calcext:value-type="string">
            <text:p>event_abort_time</text:p>
          </table:table-cell>
          <table:table-cell office:value-type="string" calcext:value-type="string">
            <text:p>gvt_time</text:p>
          </table:table-cell>
          <table:table-cell office:value-type="string" calcext:value-type="string">
            <text:p>fc_time</text:p>
          </table:table-cell>
          <table:table-cell office:value-type="string" calcext:value-type="string">
            <text:p>primary_rb_time</text:p>
          </table:table-cell>
          <table:table-cell office:value-type="string" calcext:value-type="string">
            <text:p>net_read_time</text:p>
          </table:table-cell>
          <table:table-cell office:value-type="string" calcext:value-type="string">
            <text:p>net_other_time</text:p>
          </table:table-cell>
          <table:table-cell office:value-type="string" calcext:value-type="string">
            <text:p>inst_comp_time</text:p>
          </table:table-cell>
          <table:table-cell office:value-type="string" calcext:value-type="string">
            <text:p>inst_write_time</text:p>
          </table:table-cell>
          <table:table-cell office:value-type="string" calcext:value-type="string">
            <text:p>total_time</text:p>
          </table:table-cell>
          <table:table-cell/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cores</text:p>
          </table:table-cell>
        </table:table-row>
        <table:table-row table:style-name="ro1">
          <table:table-cell office:value-type="string" calcext:value-type="string">
            <text:p>sequential</text:p>
          </table:table-cell>
          <table:table-cell table:number-columns-repeated="56"/>
          <table:table-cell table:formula="of:=[.A2]" office:value-type="string" office:string-value="sequential" calcext:value-type="string">
            <text:p>sequent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40002049" calcext:value-type="float">
            <text:p>4000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230.7152" calcext:value-type="float">
            <text:p>5230.7152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58466.99" calcext:value-type="float">
            <text:p>358466.99</text:p>
          </table:table-cell>
          <table:table-cell office:value-type="float" office:value="75321" calcext:value-type="float">
            <text:p>75321</text:p>
          </table:table-cell>
          <table:table-cell office:value-type="float" office:value="40002065" calcext:value-type="float">
            <text:p>40002065</text:p>
          </table:table-cell>
          <table:table-cell office:value-type="float" office:value="45668908" calcext:value-type="float">
            <text:p>45668908</text:p>
          </table:table-cell>
          <table:table-cell office:value-type="float" office:value="316" calcext:value-type="float">
            <text:p>31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139.6136" calcext:value-type="float">
            <text:p>139.6136</text:p>
          </table:table-cell>
          <table:table-cell office:value-type="float" office:value="3189.5656" calcext:value-type="float">
            <text:p>3189.565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230.908" calcext:value-type="float">
            <text:p>5230.908</text:p>
          </table:table-cell>
          <table:table-cell table:number-columns-repeated="4"/>
          <table:table-cell table:formula="of:=[.A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table:number-columns-repeated="56"/>
          <table:table-cell table:formula="of:=[.A4]" office:value-type="string" office:string-value="conservative" calcext:value-type="string">
            <text:p>conservativ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20002049" calcext:value-type="float">
            <text:p>2000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167.1837" calcext:value-type="float">
            <text:p>3167.1837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712" calcext:value-type="float">
            <text:p>788712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935" calcext:value-type="float">
            <text:p>117935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592020.83" calcext:value-type="float">
            <text:p>592020.83</text:p>
          </table:table-cell>
          <table:table-cell office:value-type="float" office:value="75321" calcext:value-type="float">
            <text:p>75321</text:p>
          </table:table-cell>
          <table:table-cell office:value-type="float" office:value="20002065" calcext:value-type="float">
            <text:p>20002065</text:p>
          </table:table-cell>
          <table:table-cell office:value-type="float" office:value="22835562" calcext:value-type="float">
            <text:p>22835562</text:p>
          </table:table-cell>
          <table:table-cell office:value-type="float" office:value="378" calcext:value-type="float">
            <text:p>378</text:p>
          </table:table-cell>
          <table:table-cell table:number-columns-repeated="2" office:value-type="float" office:value="788712" calcext:value-type="float">
            <text:p>788712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73.2664" calcext:value-type="float">
            <text:p>73.2664</text:p>
          </table:table-cell>
          <table:table-cell office:value-type="float" office:value="1734.3666" calcext:value-type="float">
            <text:p>1734.3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7.3242" calcext:value-type="float">
            <text:p>2407.3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8217" calcext:value-type="float">
            <text:p>100.8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3944" calcext:value-type="float">
            <text:p>51.3944</text:p>
          </table:table-cell>
          <table:table-cell office:value-type="float" office:value="0.5458" calcext:value-type="float">
            <text:p>0.5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67.3003" calcext:value-type="float">
            <text:p>3167.3003</text:p>
          </table:table-cell>
          <table:table-cell/>
          <table:table-cell table:formula="of:=[.I$3]/[.I5]" office:value-type="float" office:value="1.65153514777182" calcext:value-type="float">
            <text:p>1.65153514777182</text:p>
          </table:table-cell>
          <table:table-cell table:formula="of:=[.A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0002049" calcext:value-type="float">
            <text:p>1000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440.869" calcext:value-type="float">
            <text:p>1440.869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5792" calcext:value-type="float">
            <text:p>2495792</text:p>
          </table:table-cell>
          <table:table-cell office:value-type="float" office:value="0.13" calcext:value-type="float">
            <text:p>0.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858" calcext:value-type="float">
            <text:p>60858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301324.9" calcext:value-type="float">
            <text:p>1301324.9</text:p>
          </table:table-cell>
          <table:table-cell office:value-type="float" office:value="75321" calcext:value-type="float">
            <text:p>75321</text:p>
          </table:table-cell>
          <table:table-cell office:value-type="float" office:value="10002065" calcext:value-type="float">
            <text:p>10002065</text:p>
          </table:table-cell>
          <table:table-cell office:value-type="float" office:value="11418889" calcext:value-type="float">
            <text:p>11418889</text:p>
          </table:table-cell>
          <table:table-cell office:value-type="float" office:value="409" calcext:value-type="float">
            <text:p>409</text:p>
          </table:table-cell>
          <table:table-cell table:number-columns-repeated="2" office:value-type="float" office:value="2495792" calcext:value-type="float">
            <text:p>2495792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38.2729" calcext:value-type="float">
            <text:p>38.2729</text:p>
          </table:table-cell>
          <table:table-cell office:value-type="float" office:value="725.202" calcext:value-type="float">
            <text:p>725.2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8.3754" calcext:value-type="float">
            <text:p>1048.3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1197" calcext:value-type="float">
            <text:p>88.1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943" calcext:value-type="float">
            <text:p>27.7943</text:p>
          </table:table-cell>
          <table:table-cell office:value-type="float" office:value="1.0424" calcext:value-type="float">
            <text:p>1.0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0.9221" calcext:value-type="float">
            <text:p>1440.9221</text:p>
          </table:table-cell>
          <table:table-cell/>
          <table:table-cell table:formula="of:=[.I$3]/[.I6]" office:value-type="float" office:value="3.63025035586164" calcext:value-type="float">
            <text:p>3.63025035586164</text:p>
          </table:table-cell>
          <table:table-cell table:formula="of:=[.A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5002049" calcext:value-type="float">
            <text:p>500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74.8995" calcext:value-type="float">
            <text:p>674.8995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81266" calcext:value-type="float">
            <text:p>5681266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412" calcext:value-type="float">
            <text:p>3241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78248.92" calcext:value-type="float">
            <text:p>2778248.92</text:p>
          </table:table-cell>
          <table:table-cell office:value-type="float" office:value="75321" calcext:value-type="float">
            <text:p>75321</text:p>
          </table:table-cell>
          <table:table-cell office:value-type="float" office:value="5002065" calcext:value-type="float">
            <text:p>5002065</text:p>
          </table:table-cell>
          <table:table-cell office:value-type="float" office:value="5710553" calcext:value-type="float">
            <text:p>5710553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float" office:value="5681266" calcext:value-type="float">
            <text:p>56812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20.4488" calcext:value-type="float">
            <text:p>20.4488</text:p>
          </table:table-cell>
          <table:table-cell office:value-type="float" office:value="306.7723" calcext:value-type="float">
            <text:p>306.77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7.0269" calcext:value-type="float">
            <text:p>467.0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273" calcext:value-type="float">
            <text:p>72.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142" calcext:value-type="float">
            <text:p>15.2142</text:p>
          </table:table-cell>
          <table:table-cell office:value-type="float" office:value="0.8038" calcext:value-type="float">
            <text:p>0.8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4.9243" calcext:value-type="float">
            <text:p>674.9243</text:p>
          </table:table-cell>
          <table:table-cell/>
          <table:table-cell table:formula="of:=[.I$3]/[.I7]" office:value-type="float" office:value="7.75036164643773" calcext:value-type="float">
            <text:p>7.75036164643773</text:p>
          </table:table-cell>
          <table:table-cell table:formula="of:=[.A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2502049" calcext:value-type="float">
            <text:p>250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27.0309" calcext:value-type="float">
            <text:p>327.0309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8198" calcext:value-type="float">
            <text:p>12008198</text:p>
          </table:table-cell>
          <table:table-cell office:value-type="float" office:value="0.64" calcext:value-type="float">
            <text:p>0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906" calcext:value-type="float">
            <text:p>17906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5733522.24" calcext:value-type="float">
            <text:p>5733522.24</text:p>
          </table:table-cell>
          <table:table-cell office:value-type="float" office:value="75321" calcext:value-type="float">
            <text:p>75321</text:p>
          </table:table-cell>
          <table:table-cell office:value-type="float" office:value="2502065" calcext:value-type="float">
            <text:p>2502065</text:p>
          </table:table-cell>
          <table:table-cell office:value-type="float" office:value="2856384" calcext:value-type="float">
            <text:p>2856384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12008198" calcext:value-type="float">
            <text:p>12008198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10.9918" calcext:value-type="float">
            <text:p>10.9918</text:p>
          </table:table-cell>
          <table:table-cell office:value-type="float" office:value="135.7599" calcext:value-type="float">
            <text:p>135.75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7.9384" calcext:value-type="float">
            <text:p>217.9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8195" calcext:value-type="float">
            <text:p>50.8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695" calcext:value-type="float">
            <text:p>10.1695</text:p>
          </table:table-cell>
          <table:table-cell office:value-type="float" office:value="0.7253" calcext:value-type="float">
            <text:p>0.7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.0431" calcext:value-type="float">
            <text:p>327.0431</text:p>
          </table:table-cell>
          <table:table-cell/>
          <table:table-cell table:formula="of:=[.I$3]/[.I8]" office:value-type="float" office:value="15.9945595355057" calcext:value-type="float">
            <text:p>15.9945595355057</text:p>
          </table:table-cell>
          <table:table-cell table:formula="of:=[.A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2.506" calcext:value-type="float">
            <text:p>162.506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80" calcext:value-type="float">
            <text:p>1048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538273.14" calcext:value-type="float">
            <text:p>11538273.14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468" calcext:value-type="float">
            <text:p>6.3468</text:p>
          </table:table-cell>
          <table:table-cell office:value-type="float" office:value="56.0047" calcext:value-type="float">
            <text:p>56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.4888" calcext:value-type="float">
            <text:p>97.4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1957" calcext:value-type="float">
            <text:p>42.1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064" calcext:value-type="float">
            <text:p>5.7064</text:p>
          </table:table-cell>
          <table:table-cell office:value-type="float" office:value="0.7011" calcext:value-type="float">
            <text:p>0.7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.5119" calcext:value-type="float">
            <text:p>162.5119</text:p>
          </table:table-cell>
          <table:table-cell/>
          <table:table-cell table:formula="of:=[.I$3]/[.I9]" office:value-type="float" office:value="32.1878281417302" calcext:value-type="float">
            <text:p>32.1878281417302</text:p>
          </table:table-cell>
          <table:table-cell table:formula="of:=[.A9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642049" calcext:value-type="float">
            <text:p>64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81.2996" calcext:value-type="float">
            <text:p>81.2996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87866" calcext:value-type="float">
            <text:p>48687866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51" calcext:value-type="float">
            <text:p>705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3063327.44" calcext:value-type="float">
            <text:p>23063327.44</text:p>
          </table:table-cell>
          <table:table-cell office:value-type="float" office:value="75321" calcext:value-type="float">
            <text:p>75321</text:p>
          </table:table-cell>
          <table:table-cell office:value-type="float" office:value="642065" calcext:value-type="float">
            <text:p>642065</text:p>
          </table:table-cell>
          <table:table-cell office:value-type="float" office:value="731471" calcext:value-type="float">
            <text:p>731471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48687866" calcext:value-type="float">
            <text:p>486878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4.0313" calcext:value-type="float">
            <text:p>4.0313</text:p>
          </table:table-cell>
          <table:table-cell office:value-type="float" office:value="24.496" calcext:value-type="float">
            <text:p>24.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9128" calcext:value-type="float">
            <text:p>44.9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585" calcext:value-type="float">
            <text:p>28.5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58" calcext:value-type="float">
            <text:p>4.258</text:p>
          </table:table-cell>
          <table:table-cell office:value-type="float" office:value="1.1754" calcext:value-type="float">
            <text:p>1.1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303" calcext:value-type="float">
            <text:p>81.303</text:p>
          </table:table-cell>
          <table:table-cell/>
          <table:table-cell table:formula="of:=[.I$3]/[.I10]" office:value-type="float" office:value="64.3387568942529" calcext:value-type="float">
            <text:p>64.3387568942529</text:p>
          </table:table-cell>
          <table:table-cell table:formula="of:=[.A10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322049" calcext:value-type="float">
            <text:p>32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41.6206" calcext:value-type="float">
            <text:p>41.6206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335094" calcext:value-type="float">
            <text:p>97335094</text:p>
          </table:table-cell>
          <table:table-cell office:value-type="float" office:value="5.19" calcext:value-type="float">
            <text:p>5.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76" calcext:value-type="float">
            <text:p>5176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45050740.6" calcext:value-type="float">
            <text:p>45050740.6</text:p>
          </table:table-cell>
          <table:table-cell office:value-type="float" office:value="75321" calcext:value-type="float">
            <text:p>75321</text:p>
          </table:table-cell>
          <table:table-cell office:value-type="float" office:value="322065" calcext:value-type="float">
            <text:p>322065</text:p>
          </table:table-cell>
          <table:table-cell office:value-type="float" office:value="366907" calcext:value-type="float">
            <text:p>366907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97335094" calcext:value-type="float">
            <text:p>97335094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3.2316" calcext:value-type="float">
            <text:p>3.2316</text:p>
          </table:table-cell>
          <table:table-cell office:value-type="float" office:value="10.2487" calcext:value-type="float">
            <text:p>10.24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2177" calcext:value-type="float">
            <text:p>20.2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532" calcext:value-type="float">
            <text:p>17.8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765" calcext:value-type="float">
            <text:p>3.5765</text:p>
          </table:table-cell>
          <table:table-cell office:value-type="float" office:value="1.3435" calcext:value-type="float">
            <text:p>1.3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223" calcext:value-type="float">
            <text:p>41.6223</text:p>
          </table:table-cell>
          <table:table-cell/>
          <table:table-cell table:formula="of:=[.I$3]/[.I11]" office:value-type="float" office:value="125.67611230977" calcext:value-type="float">
            <text:p>125.67611230977</text:p>
          </table:table-cell>
          <table:table-cell table:formula="of:=[.A11]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62049" calcext:value-type="float">
            <text:p>16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2.7483" calcext:value-type="float">
            <text:p>22.7483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618760" calcext:value-type="float">
            <text:p>194618760</text:p>
          </table:table-cell>
          <table:table-cell office:value-type="float" office:value="10.38" calcext:value-type="float">
            <text:p>10.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80" calcext:value-type="float">
            <text:p>418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82425418.25" calcext:value-type="float">
            <text:p>82425418.25</text:p>
          </table:table-cell>
          <table:table-cell office:value-type="float" office:value="75321" calcext:value-type="float">
            <text:p>75321</text:p>
          </table:table-cell>
          <table:table-cell office:value-type="float" office:value="162065" calcext:value-type="float">
            <text:p>162065</text:p>
          </table:table-cell>
          <table:table-cell office:value-type="float" office:value="184625" calcext:value-type="float">
            <text:p>18462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94618760" calcext:value-type="float">
            <text:p>194618760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4.0707" calcext:value-type="float">
            <text:p>4.0707</text:p>
          </table:table-cell>
          <table:table-cell office:value-type="float" office:value="4.383" calcext:value-type="float">
            <text:p>4.3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2813" calcext:value-type="float">
            <text:p>9.2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523" calcext:value-type="float">
            <text:p>12.4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373" calcext:value-type="float">
            <text:p>3.4373</text:p>
          </table:table-cell>
          <table:table-cell office:value-type="float" office:value="1.2743" calcext:value-type="float">
            <text:p>1.2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7496" calcext:value-type="float">
            <text:p>22.7496</text:p>
          </table:table-cell>
          <table:table-cell/>
          <table:table-cell table:formula="of:=[.I$3]/[.I12]" office:value-type="float" office:value="229.938729487478" calcext:value-type="float">
            <text:p>229.938729487478</text:p>
          </table:table-cell>
          <table:table-cell table:formula="of:=[.A12]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82049" calcext:value-type="float">
            <text:p>8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5.1338" calcext:value-type="float">
            <text:p>15.1338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134244" calcext:value-type="float">
            <text:p>390134244</text:p>
          </table:table-cell>
          <table:table-cell office:value-type="float" office:value="20.81" calcext:value-type="float">
            <text:p>20.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3" calcext:value-type="float">
            <text:p>4003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23897252.58" calcext:value-type="float">
            <text:p>123897252.58</text:p>
          </table:table-cell>
          <table:table-cell office:value-type="float" office:value="75321" calcext:value-type="float">
            <text:p>75321</text:p>
          </table:table-cell>
          <table:table-cell office:value-type="float" office:value="82065" calcext:value-type="float">
            <text:p>82065</text:p>
          </table:table-cell>
          <table:table-cell office:value-type="float" office:value="93484" calcext:value-type="float">
            <text:p>93484</text:p>
          </table:table-cell>
          <table:table-cell office:value-type="float" office:value="489" calcext:value-type="float">
            <text:p>489</text:p>
          </table:table-cell>
          <table:table-cell table:number-columns-repeated="2" office:value-type="float" office:value="390134244" calcext:value-type="float">
            <text:p>390134244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7.3949" calcext:value-type="float">
            <text:p>7.3949</text:p>
          </table:table-cell>
          <table:table-cell office:value-type="float" office:value="1.8461" calcext:value-type="float">
            <text:p>1.84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6965" calcext:value-type="float">
            <text:p>4.6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333" calcext:value-type="float">
            <text:p>9.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026" calcext:value-type="float">
            <text:p>4.0026</text:p>
          </table:table-cell>
          <table:table-cell office:value-type="float" office:value="1.2918" calcext:value-type="float">
            <text:p>1.2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344" calcext:value-type="float">
            <text:p>15.1344</text:p>
          </table:table-cell>
          <table:table-cell/>
          <table:table-cell table:formula="of:=[.I$3]/[.I13]" office:value-type="float" office:value="345.631315333888" calcext:value-type="float">
            <text:p>345.631315333888</text:p>
          </table:table-cell>
          <table:table-cell table:formula="of:=[.A13]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42049" calcext:value-type="float">
            <text:p>4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3.2411" calcext:value-type="float">
            <text:p>13.2411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0677502" calcext:value-type="float">
            <text:p>780677502</text:p>
          </table:table-cell>
          <table:table-cell office:value-type="float" office:value="41.64" calcext:value-type="float">
            <text:p>41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41607174.18" calcext:value-type="float">
            <text:p>141607174.18</text:p>
          </table:table-cell>
          <table:table-cell office:value-type="float" office:value="75321" calcext:value-type="float">
            <text:p>75321</text:p>
          </table:table-cell>
          <table:table-cell office:value-type="float" office:value="42065" calcext:value-type="float">
            <text:p>42065</text:p>
          </table:table-cell>
          <table:table-cell office:value-type="float" office:value="47913" calcext:value-type="float">
            <text:p>47913</text:p>
          </table:table-cell>
          <table:table-cell office:value-type="float" office:value="402" calcext:value-type="float">
            <text:p>402</text:p>
          </table:table-cell>
          <table:table-cell table:number-columns-repeated="2" office:value-type="float" office:value="780677502" calcext:value-type="float">
            <text:p>780677502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1.5911" calcext:value-type="float">
            <text:p>1.5911</text:p>
          </table:table-cell>
          <table:table-cell office:value-type="float" office:value="0.8184" calcext:value-type="float">
            <text:p>0.8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599" calcext:value-type="float">
            <text:p>2.6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627" calcext:value-type="float">
            <text:p>9.5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228" calcext:value-type="float">
            <text:p>5.1228</text:p>
          </table:table-cell>
          <table:table-cell office:value-type="float" office:value="1.2737" calcext:value-type="float">
            <text:p>1.2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42" calcext:value-type="float">
            <text:p>13.242</text:p>
          </table:table-cell>
          <table:table-cell/>
          <table:table-cell table:formula="of:=[.I$3]/[.I14]" office:value-type="float" office:value="395.036303630363" calcext:value-type="float">
            <text:p>395.036303630363</text:p>
          </table:table-cell>
          <table:table-cell table:formula="of:=[.A14]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table:number-columns-repeated="56"/>
          <table:table-cell table:formula="of:=[.A15]" office:value-type="string" office:string-value="optimistic" calcext:value-type="string">
            <text:p>optimist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20002049" calcext:value-type="float">
            <text:p>2000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294.4824" calcext:value-type="float">
            <text:p>3294.4824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712" calcext:value-type="float">
            <text:p>788712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5858" calcext:value-type="float">
            <text:p>235858</text:p>
          </table:table-cell>
          <table:table-cell office:value-type="float" office:value="117929" calcext:value-type="float">
            <text:p>117929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569145.16" calcext:value-type="float">
            <text:p>569145.16</text:p>
          </table:table-cell>
          <table:table-cell office:value-type="float" office:value="75321" calcext:value-type="float">
            <text:p>75321</text:p>
          </table:table-cell>
          <table:table-cell office:value-type="float" office:value="20002065" calcext:value-type="float">
            <text:p>20002065</text:p>
          </table:table-cell>
          <table:table-cell office:value-type="float" office:value="22909929" calcext:value-type="float">
            <text:p>22909929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788712" calcext:value-type="float">
            <text:p>788712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73.5861" calcext:value-type="float">
            <text:p>73.5861</text:p>
          </table:table-cell>
          <table:table-cell office:value-type="float" office:value="1741.3208" calcext:value-type="float">
            <text:p>1741.3208</text:p>
          </table:table-cell>
          <table:table-cell office:value-type="float" office:value="0.6381" calcext:value-type="float">
            <text:p>0.6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1.6996" calcext:value-type="float">
            <text:p>2431.6996</text:p>
          </table:table-cell>
          <table:table-cell office:value-type="float" office:value="1.6328" calcext:value-type="float">
            <text:p>1.6328</text:p>
          </table:table-cell>
          <table:table-cell office:value-type="float" office:value="0" calcext:value-type="float">
            <text:p>0</text:p>
          </table:table-cell>
          <table:table-cell office:value-type="float" office:value="110.1304" calcext:value-type="float">
            <text:p>110.1304</text:p>
          </table:table-cell>
          <table:table-cell office:value-type="float" office:value="214.6487" calcext:value-type="float">
            <text:p>214.6487</text:p>
          </table:table-cell>
          <table:table-cell office:value-type="float" office:value="0" calcext:value-type="float">
            <text:p>0</text:p>
          </table:table-cell>
          <table:table-cell office:value-type="float" office:value="52.8666" calcext:value-type="float">
            <text:p>52.8666</text:p>
          </table:table-cell>
          <table:table-cell office:value-type="float" office:value="0.4555" calcext:value-type="float">
            <text:p>0.4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4.6185" calcext:value-type="float">
            <text:p>3294.6185</text:p>
          </table:table-cell>
          <table:table-cell/>
          <table:table-cell table:formula="of:=[.I$3]/[.I16]" office:value-type="float" office:value="1.58771987976017" calcext:value-type="float">
            <text:p>1.58771987976017</text:p>
          </table:table-cell>
          <table:table-cell table:formula="of:=[.A1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0002049" calcext:value-type="float">
            <text:p>1000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499.9908" calcext:value-type="float">
            <text:p>1499.9908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5792" calcext:value-type="float">
            <text:p>2495792</text:p>
          </table:table-cell>
          <table:table-cell office:value-type="float" office:value="0.13" calcext:value-type="float">
            <text:p>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3412" calcext:value-type="float">
            <text:p>243412</text:p>
          </table:table-cell>
          <table:table-cell office:value-type="float" office:value="60853" calcext:value-type="float">
            <text:p>60853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250033.47" calcext:value-type="float">
            <text:p>1250033.47</text:p>
          </table:table-cell>
          <table:table-cell office:value-type="float" office:value="75321" calcext:value-type="float">
            <text:p>75321</text:p>
          </table:table-cell>
          <table:table-cell office:value-type="float" office:value="10002065" calcext:value-type="float">
            <text:p>10002065</text:p>
          </table:table-cell>
          <table:table-cell office:value-type="float" office:value="11493256" calcext:value-type="float">
            <text:p>11493256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495792" calcext:value-type="float">
            <text:p>2495792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38.5978" calcext:value-type="float">
            <text:p>38.5978</text:p>
          </table:table-cell>
          <table:table-cell office:value-type="float" office:value="729.5565" calcext:value-type="float">
            <text:p>729.5565</text:p>
          </table:table-cell>
          <table:table-cell office:value-type="float" office:value="1.2087" calcext:value-type="float">
            <text:p>1.2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9.5177" calcext:value-type="float">
            <text:p>1059.5177</text:p>
          </table:table-cell>
          <table:table-cell office:value-type="float" office:value="0.8109" calcext:value-type="float">
            <text:p>0.8109</text:p>
          </table:table-cell>
          <table:table-cell office:value-type="float" office:value="0" calcext:value-type="float">
            <text:p>0</text:p>
          </table:table-cell>
          <table:table-cell office:value-type="float" office:value="90.9606" calcext:value-type="float">
            <text:p>90.9606</text:p>
          </table:table-cell>
          <table:table-cell office:value-type="float" office:value="105.1253" calcext:value-type="float">
            <text:p>105.1253</text:p>
          </table:table-cell>
          <table:table-cell office:value-type="float" office:value="0" calcext:value-type="float">
            <text:p>0</text:p>
          </table:table-cell>
          <table:table-cell office:value-type="float" office:value="28.7843" calcext:value-type="float">
            <text:p>28.7843</text:p>
          </table:table-cell>
          <table:table-cell office:value-type="float" office:value="1.0293" calcext:value-type="float">
            <text:p>1.0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.0529" calcext:value-type="float">
            <text:p>1500.0529</text:p>
          </table:table-cell>
          <table:table-cell/>
          <table:table-cell table:formula="of:=[.I$3]/[.I17]" office:value-type="float" office:value="3.48716485461111" calcext:value-type="float">
            <text:p>3.48716485461111</text:p>
          </table:table-cell>
          <table:table-cell table:formula="of:=[.A1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5002049" calcext:value-type="float">
            <text:p>500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01.1634" calcext:value-type="float">
            <text:p>701.1634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81266" calcext:value-type="float">
            <text:p>5681266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9232" calcext:value-type="float">
            <text:p>259232</text:p>
          </table:table-cell>
          <table:table-cell office:value-type="float" office:value="32404" calcext:value-type="float">
            <text:p>32404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674182.19" calcext:value-type="float">
            <text:p>2674182.19</text:p>
          </table:table-cell>
          <table:table-cell office:value-type="float" office:value="75321" calcext:value-type="float">
            <text:p>75321</text:p>
          </table:table-cell>
          <table:table-cell office:value-type="float" office:value="5002065" calcext:value-type="float">
            <text:p>5002065</text:p>
          </table:table-cell>
          <table:table-cell office:value-type="float" office:value="5784919" calcext:value-type="float">
            <text:p>5784919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5681266" calcext:value-type="float">
            <text:p>56812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21.0145" calcext:value-type="float">
            <text:p>21.0145</text:p>
          </table:table-cell>
          <table:table-cell office:value-type="float" office:value="310.1692" calcext:value-type="float">
            <text:p>310.1692</text:p>
          </table:table-cell>
          <table:table-cell office:value-type="float" office:value="1.1012" calcext:value-type="float">
            <text:p>1.1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3.8501" calcext:value-type="float">
            <text:p>473.8501</text:p>
          </table:table-cell>
          <table:table-cell office:value-type="float" office:value="0.4099" calcext:value-type="float">
            <text:p>0.4099</text:p>
          </table:table-cell>
          <table:table-cell office:value-type="float" office:value="0" calcext:value-type="float">
            <text:p>0</text:p>
          </table:table-cell>
          <table:table-cell office:value-type="float" office:value="75.3585" calcext:value-type="float">
            <text:p>75.3585</text:p>
          </table:table-cell>
          <table:table-cell office:value-type="float" office:value="50.0747" calcext:value-type="float">
            <text:p>50.0747</text:p>
          </table:table-cell>
          <table:table-cell office:value-type="float" office:value="0" calcext:value-type="float">
            <text:p>0</text:p>
          </table:table-cell>
          <table:table-cell office:value-type="float" office:value="15.5876" calcext:value-type="float">
            <text:p>15.5876</text:p>
          </table:table-cell>
          <table:table-cell office:value-type="float" office:value="0.7965" calcext:value-type="float">
            <text:p>0.7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1.1924" calcext:value-type="float">
            <text:p>701.1924</text:p>
          </table:table-cell>
          <table:table-cell/>
          <table:table-cell table:formula="of:=[.I$3]/[.I18]" office:value-type="float" office:value="7.46005167982242" calcext:value-type="float">
            <text:p>7.46005167982242</text:p>
          </table:table-cell>
          <table:table-cell table:formula="of:=[.A1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2502049" calcext:value-type="float">
            <text:p>250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39.6751" calcext:value-type="float">
            <text:p>339.6751</text:p>
          </table:table-cell>
          <table:table-cell office:value-type="float" office:value="1875038723" calcext:value-type="float">
            <text:p>18750387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8198" calcext:value-type="float">
            <text:p>12008198</text:p>
          </table:table-cell>
          <table:table-cell office:value-type="float" office:value="0.64" calcext:value-type="float">
            <text:p>0.6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86416" calcext:value-type="float">
            <text:p>286416</text:p>
          </table:table-cell>
          <table:table-cell office:value-type="float" office:value="17901" calcext:value-type="float">
            <text:p>179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5520095.2" calcext:value-type="float">
            <text:p>5520095.2</text:p>
          </table:table-cell>
          <table:table-cell office:value-type="float" office:value="75321" calcext:value-type="float">
            <text:p>75321</text:p>
          </table:table-cell>
          <table:table-cell office:value-type="float" office:value="2502065" calcext:value-type="float">
            <text:p>2502065</text:p>
          </table:table-cell>
          <table:table-cell office:value-type="float" office:value="2930751" calcext:value-type="float">
            <text:p>2930751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12008198" calcext:value-type="float">
            <text:p>12008198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11.9112" calcext:value-type="float">
            <text:p>11.9112</text:p>
          </table:table-cell>
          <table:table-cell office:value-type="float" office:value="137.3108" calcext:value-type="float">
            <text:p>137.3108</text:p>
          </table:table-cell>
          <table:table-cell office:value-type="float" office:value="0.9004" calcext:value-type="float">
            <text:p>0.9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.6941" calcext:value-type="float">
            <text:p>221.6941</text:p>
          </table:table-cell>
          <table:table-cell office:value-type="float" office:value="0.2144" calcext:value-type="float">
            <text:p>0.2144</text:p>
          </table:table-cell>
          <table:table-cell office:value-type="float" office:value="0" calcext:value-type="float">
            <text:p>0</text:p>
          </table:table-cell>
          <table:table-cell office:value-type="float" office:value="54.9813" calcext:value-type="float">
            <text:p>54.9813</text:p>
          </table:table-cell>
          <table:table-cell office:value-type="float" office:value="24.9944" calcext:value-type="float">
            <text:p>24.9944</text:p>
          </table:table-cell>
          <table:table-cell office:value-type="float" office:value="0" calcext:value-type="float">
            <text:p>0</text:p>
          </table:table-cell>
          <table:table-cell office:value-type="float" office:value="9.3225" calcext:value-type="float">
            <text:p>9.3225</text:p>
          </table:table-cell>
          <table:table-cell office:value-type="float" office:value="0.7163" calcext:value-type="float">
            <text:p>0.7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.689" calcext:value-type="float">
            <text:p>339.689</text:p>
          </table:table-cell>
          <table:table-cell/>
          <table:table-cell table:formula="of:=[.I$3]/[.I19]" office:value-type="float" office:value="15.3991717379343" calcext:value-type="float">
            <text:p>15.3991717379343</text:p>
          </table:table-cell>
          <table:table-cell table:formula="of:=[.A19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9.3951" calcext:value-type="float">
            <text:p>169.3951</text:p>
          </table:table-cell>
          <table:table-cell office:value-type="float" office:value="1875038732" calcext:value-type="float">
            <text:p>187503873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5232" calcext:value-type="float">
            <text:p>335232</text:p>
          </table:table-cell>
          <table:table-cell office:value-type="float" office:value="10476" calcext:value-type="float">
            <text:p>10476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069023.37" calcext:value-type="float">
            <text:p>11069023.37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503667" calcext:value-type="float">
            <text:p>1503667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7.0964" calcext:value-type="float">
            <text:p>7.0964</text:p>
          </table:table-cell>
          <table:table-cell office:value-type="float" office:value="56.9953" calcext:value-type="float">
            <text:p>56.9953</text:p>
          </table:table-cell>
          <table:table-cell office:value-type="float" office:value="0.7381" calcext:value-type="float">
            <text:p>0.7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9577" calcext:value-type="float">
            <text:p>99.9577</text:p>
          </table:table-cell>
          <table:table-cell office:value-type="float" office:value="0.1071" calcext:value-type="float">
            <text:p>0.1071</text:p>
          </table:table-cell>
          <table:table-cell office:value-type="float" office:value="0" calcext:value-type="float">
            <text:p>0</text:p>
          </table:table-cell>
          <table:table-cell office:value-type="float" office:value="41.5874" calcext:value-type="float">
            <text:p>41.5874</text:p>
          </table:table-cell>
          <table:table-cell office:value-type="float" office:value="13.7469" calcext:value-type="float">
            <text:p>13.7469</text:p>
          </table:table-cell>
          <table:table-cell office:value-type="float" office:value="0" calcext:value-type="float">
            <text:p>0</text:p>
          </table:table-cell>
          <table:table-cell office:value-type="float" office:value="5.4947" calcext:value-type="float">
            <text:p>5.4947</text:p>
          </table:table-cell>
          <table:table-cell office:value-type="float" office:value="0.6935" calcext:value-type="float">
            <text:p>0.6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.402" calcext:value-type="float">
            <text:p>169.402</text:p>
          </table:table-cell>
          <table:table-cell/>
          <table:table-cell table:formula="of:=[.I$3]/[.I20]" office:value-type="float" office:value="30.8787869306727" calcext:value-type="float">
            <text:p>30.8787869306727</text:p>
          </table:table-cell>
          <table:table-cell table:formula="of:=[.A20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642049" calcext:value-type="float">
            <text:p>64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82.4974" calcext:value-type="float">
            <text:p>82.4974</text:p>
          </table:table-cell>
          <table:table-cell office:value-type="float" office:value="1875038832" calcext:value-type="float">
            <text:p>1875038832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87866" calcext:value-type="float">
            <text:p>48687866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450880" calcext:value-type="float">
            <text:p>450880</text:p>
          </table:table-cell>
          <table:table-cell office:value-type="float" office:value="7045" calcext:value-type="float">
            <text:p>7045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2728453.38" calcext:value-type="float">
            <text:p>22728453.38</text:p>
          </table:table-cell>
          <table:table-cell office:value-type="float" office:value="75321" calcext:value-type="float">
            <text:p>75321</text:p>
          </table:table-cell>
          <table:table-cell office:value-type="float" office:value="642065" calcext:value-type="float">
            <text:p>642065</text:p>
          </table:table-cell>
          <table:table-cell office:value-type="float" office:value="805711" calcext:value-type="float">
            <text:p>805711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48687866" calcext:value-type="float">
            <text:p>486878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4.6876" calcext:value-type="float">
            <text:p>4.6876</text:p>
          </table:table-cell>
          <table:table-cell office:value-type="float" office:value="24.5635" calcext:value-type="float">
            <text:p>24.5635</text:p>
          </table:table-cell>
          <table:table-cell office:value-type="float" office:value="0.591" calcext:value-type="float">
            <text:p>0.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3846" calcext:value-type="float">
            <text:p>45.3846</text:p>
          </table:table-cell>
          <table:table-cell office:value-type="float" office:value="0.0561" calcext:value-type="float">
            <text:p>0.0561</text:p>
          </table:table-cell>
          <table:table-cell office:value-type="float" office:value="0" calcext:value-type="float">
            <text:p>0</text:p>
          </table:table-cell>
          <table:table-cell office:value-type="float" office:value="29.2496" calcext:value-type="float">
            <text:p>29.2496</text:p>
          </table:table-cell>
          <table:table-cell office:value-type="float" office:value="6.3297" calcext:value-type="float">
            <text:p>6.3297</text:p>
          </table:table-cell>
          <table:table-cell office:value-type="float" office:value="0" calcext:value-type="float">
            <text:p>0</text:p>
          </table:table-cell>
          <table:table-cell office:value-type="float" office:value="3.7507" calcext:value-type="float">
            <text:p>3.7507</text:p>
          </table:table-cell>
          <table:table-cell office:value-type="float" office:value="1.1756" calcext:value-type="float">
            <text:p>1.1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5009" calcext:value-type="float">
            <text:p>82.5009</text:p>
          </table:table-cell>
          <table:table-cell/>
          <table:table-cell table:formula="of:=[.I$3]/[.I21]" office:value-type="float" office:value="63.4046066906351" calcext:value-type="float">
            <text:p>63.4046066906351</text:p>
          </table:table-cell>
          <table:table-cell table:formula="of:=[.A21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322049" calcext:value-type="float">
            <text:p>32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41.04" calcext:value-type="float">
            <text:p>41.04</text:p>
          </table:table-cell>
          <table:table-cell office:value-type="float" office:value="1875039392" calcext:value-type="float">
            <text:p>1875039392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335094" calcext:value-type="float">
            <text:p>97335094</text:p>
          </table:table-cell>
          <table:table-cell office:value-type="float" office:value="5.19" calcext:value-type="float">
            <text:p>5.19</text:p>
          </table:table-cell>
          <table:table-cell table:number-columns-repeated="2"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662400" calcext:value-type="float">
            <text:p>662400</text:p>
          </table:table-cell>
          <table:table-cell office:value-type="float" office:value="5175" calcext:value-type="float">
            <text:p>5175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45688119.14" calcext:value-type="float">
            <text:p>45688119.14</text:p>
          </table:table-cell>
          <table:table-cell office:value-type="float" office:value="75321" calcext:value-type="float">
            <text:p>75321</text:p>
          </table:table-cell>
          <table:table-cell office:value-type="float" office:value="322065" calcext:value-type="float">
            <text:p>322065</text:p>
          </table:table-cell>
          <table:table-cell office:value-type="float" office:value="441147" calcext:value-type="float">
            <text:p>441147</text:p>
          </table:table-cell>
          <table:table-cell office:value-type="float" office:value="503" calcext:value-type="float">
            <text:p>503</text:p>
          </table:table-cell>
          <table:table-cell table:number-columns-repeated="2" office:value-type="float" office:value="97335094" calcext:value-type="float">
            <text:p>97335094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3.9275" calcext:value-type="float">
            <text:p>3.9275</text:p>
          </table:table-cell>
          <table:table-cell office:value-type="float" office:value="10.2838" calcext:value-type="float">
            <text:p>10.2838</text:p>
          </table:table-cell>
          <table:table-cell office:value-type="float" office:value="0.4407" calcext:value-type="float">
            <text:p>0.4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28" calcext:value-type="float">
            <text:p>20.428</text:p>
          </table:table-cell>
          <table:table-cell office:value-type="float" office:value="0.0332" calcext:value-type="float">
            <text:p>0.0332</text:p>
          </table:table-cell>
          <table:table-cell office:value-type="float" office:value="0" calcext:value-type="float">
            <text:p>0</text:p>
          </table:table-cell>
          <table:table-cell office:value-type="float" office:value="18.4573" calcext:value-type="float">
            <text:p>18.4573</text:p>
          </table:table-cell>
          <table:table-cell office:value-type="float" office:value="2.7785" calcext:value-type="float">
            <text:p>2.7785</text:p>
          </table:table-cell>
          <table:table-cell office:value-type="float" office:value="0" calcext:value-type="float">
            <text:p>0</text:p>
          </table:table-cell>
          <table:table-cell office:value-type="float" office:value="2.9574" calcext:value-type="float">
            <text:p>2.9574</text:p>
          </table:table-cell>
          <table:table-cell office:value-type="float" office:value="1.341" calcext:value-type="float">
            <text:p>1.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0416" calcext:value-type="float">
            <text:p>41.0416</text:p>
          </table:table-cell>
          <table:table-cell/>
          <table:table-cell table:formula="of:=[.I$3]/[.I22]" office:value-type="float" office:value="127.454074074074" calcext:value-type="float">
            <text:p>127.454074074074</text:p>
          </table:table-cell>
          <table:table-cell table:formula="of:=[.A22]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62049" calcext:value-type="float">
            <text:p>16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1.8194" calcext:value-type="float">
            <text:p>21.8194</text:p>
          </table:table-cell>
          <table:table-cell office:value-type="float" office:value="1875042611" calcext:value-type="float">
            <text:p>1875042611</text:p>
          </table:table-cell>
          <table:table-cell office:value-type="float" office:value="0" calcext:value-type="float">
            <text:p>0</text:p>
          </table:table-cell>
          <table:table-cell office:value-type="float" office:value="3892" calcext:value-type="float">
            <text:p>389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618760" calcext:value-type="float">
            <text:p>194618760</text:p>
          </table:table-cell>
          <table:table-cell office:value-type="float" office:value="10.38" calcext:value-type="float">
            <text:p>10.38</text:p>
          </table:table-cell>
          <table:table-cell table:number-columns-repeated="2" office:value-type="float" office:value="2982" calcext:value-type="float">
            <text:p>2982</text:p>
          </table:table-cell>
          <table:table-cell office:value-type="float" office:value="0" calcext:value-type="float">
            <text:p>0</text:p>
          </table:table-cell>
          <table:table-cell office:value-type="float" office:value="1069568" calcext:value-type="float">
            <text:p>1069568</text:p>
          </table:table-cell>
          <table:table-cell office:value-type="float" office:value="4178" calcext:value-type="float">
            <text:p>4178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85934590.83" calcext:value-type="float">
            <text:p>85934590.83</text:p>
          </table:table-cell>
          <table:table-cell office:value-type="float" office:value="75321" calcext:value-type="float">
            <text:p>75321</text:p>
          </table:table-cell>
          <table:table-cell office:value-type="float" office:value="162065" calcext:value-type="float">
            <text:p>162065</text:p>
          </table:table-cell>
          <table:table-cell office:value-type="float" office:value="258865" calcext:value-type="float">
            <text:p>258865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94618760" calcext:value-type="float">
            <text:p>194618760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4.7533" calcext:value-type="float">
            <text:p>4.7533</text:p>
          </table:table-cell>
          <table:table-cell office:value-type="float" office:value="4.3992" calcext:value-type="float">
            <text:p>4.3992</text:p>
          </table:table-cell>
          <table:table-cell office:value-type="float" office:value="0.3501" calcext:value-type="float">
            <text:p>0.3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058" calcext:value-type="float">
            <text:p>9.4058</text:p>
          </table:table-cell>
          <table:table-cell office:value-type="float" office:value="0.0192" calcext:value-type="float">
            <text:p>0.0192</text:p>
          </table:table-cell>
          <table:table-cell office:value-type="float" office:value="0" calcext:value-type="float">
            <text:p>0</text:p>
          </table:table-cell>
          <table:table-cell office:value-type="float" office:value="13.1514" calcext:value-type="float">
            <text:p>13.1514</text:p>
          </table:table-cell>
          <table:table-cell office:value-type="float" office:value="1.1681" calcext:value-type="float">
            <text:p>1.1681</text:p>
          </table:table-cell>
          <table:table-cell office:value-type="float" office:value="0.0001" calcext:value-type="float">
            <text:p>0.0001</text:p>
          </table:table-cell>
          <table:table-cell office:value-type="float" office:value="2.7985" calcext:value-type="float">
            <text:p>2.7985</text:p>
          </table:table-cell>
          <table:table-cell office:value-type="float" office:value="1.2577" calcext:value-type="float">
            <text:p>1.2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206" calcext:value-type="float">
            <text:p>21.8206</text:p>
          </table:table-cell>
          <table:table-cell/>
          <table:table-cell table:formula="of:=[.I$3]/[.I23]" office:value-type="float" office:value="239.727728535157" calcext:value-type="float">
            <text:p>239.727728535157</text:p>
          </table:table-cell>
          <table:table-cell table:formula="of:=[.A23]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82049" calcext:value-type="float">
            <text:p>8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4.8032" calcext:value-type="float">
            <text:p>14.8032</text:p>
          </table:table-cell>
          <table:table-cell office:value-type="float" office:value="1875066556" calcext:value-type="float">
            <text:p>1875066556</text:p>
          </table:table-cell>
          <table:table-cell office:value-type="float" office:value="0" calcext:value-type="float">
            <text:p>0</text:p>
          </table:table-cell>
          <table:table-cell office:value-type="float" office:value="27837" calcext:value-type="float">
            <text:p>278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134244" calcext:value-type="float">
            <text:p>390134244</text:p>
          </table:table-cell>
          <table:table-cell office:value-type="float" office:value="20.81" calcext:value-type="float">
            <text:p>20.81</text:p>
          </table:table-cell>
          <table:table-cell table:number-columns-repeated="2" office:value-type="float" office:value="20939" calcext:value-type="float">
            <text:p>20939</text:p>
          </table:table-cell>
          <table:table-cell office:value-type="float" office:value="0" calcext:value-type="float">
            <text:p>0</text:p>
          </table:table-cell>
          <table:table-cell office:value-type="float" office:value="2049024" calcext:value-type="float">
            <text:p>2049024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26664307.2" calcext:value-type="float">
            <text:p>126664307.2</text:p>
          </table:table-cell>
          <table:table-cell office:value-type="float" office:value="75321" calcext:value-type="float">
            <text:p>75321</text:p>
          </table:table-cell>
          <table:table-cell office:value-type="float" office:value="82065" calcext:value-type="float">
            <text:p>82065</text:p>
          </table:table-cell>
          <table:table-cell office:value-type="float" office:value="167724" calcext:value-type="float">
            <text:p>167724</text:p>
          </table:table-cell>
          <table:table-cell office:value-type="float" office:value="488" calcext:value-type="float">
            <text:p>488</text:p>
          </table:table-cell>
          <table:table-cell table:number-columns-repeated="2" office:value-type="float" office:value="390134244" calcext:value-type="float">
            <text:p>390134244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8.0743" calcext:value-type="float">
            <text:p>8.0743</text:p>
          </table:table-cell>
          <table:table-cell office:value-type="float" office:value="1.8656" calcext:value-type="float">
            <text:p>1.8656</text:p>
          </table:table-cell>
          <table:table-cell office:value-type="float" office:value="0.2758" calcext:value-type="float">
            <text:p>0.2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405" calcext:value-type="float">
            <text:p>4.7405</text:p>
          </table:table-cell>
          <table:table-cell office:value-type="float" office:value="0.0081" calcext:value-type="float">
            <text:p>0.0081</text:p>
          </table:table-cell>
          <table:table-cell office:value-type="float" office:value="0" calcext:value-type="float">
            <text:p>0</text:p>
          </table:table-cell>
          <table:table-cell office:value-type="float" office:value="11.3796" calcext:value-type="float">
            <text:p>11.3796</text:p>
          </table:table-cell>
          <table:table-cell office:value-type="float" office:value="0.5581" calcext:value-type="float">
            <text:p>0.5581</text:p>
          </table:table-cell>
          <table:table-cell office:value-type="float" office:value="0.0004" calcext:value-type="float">
            <text:p>0.0004</text:p>
          </table:table-cell>
          <table:table-cell office:value-type="float" office:value="3.4786" calcext:value-type="float">
            <text:p>3.4786</text:p>
          </table:table-cell>
          <table:table-cell office:value-type="float" office:value="1.2695" calcext:value-type="float">
            <text:p>1.2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038" calcext:value-type="float">
            <text:p>14.8038</text:p>
          </table:table-cell>
          <table:table-cell/>
          <table:table-cell table:formula="of:=[.I$3]/[.I24]" office:value-type="float" office:value="353.350302637268" calcext:value-type="float">
            <text:p>353.350302637268</text:p>
          </table:table-cell>
          <table:table-cell table:formula="of:=[.A24]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43009" calcext:value-type="float">
            <text:p>4300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3.7285" calcext:value-type="float">
            <text:p>13.7285</text:p>
          </table:table-cell>
          <table:table-cell office:value-type="float" office:value="1875264016" calcext:value-type="float">
            <text:p>1875264016</text:p>
          </table:table-cell>
          <table:table-cell office:value-type="float" office:value="0" calcext:value-type="float">
            <text:p>0</text:p>
          </table:table-cell>
          <table:table-cell office:value-type="float" office:value="225297" calcext:value-type="float">
            <text:p>225297</text:p>
          </table:table-cell>
          <table:table-cell office:value-type="float" office:value="0" calcext:value-type="float">
            <text:p>0</text:p>
          </table:table-cell>
          <table:table-cell office:value-type="float" office:value="99.99" calcext:value-type="float">
            <text:p>99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0677502" calcext:value-type="float">
            <text:p>780677502</text:p>
          </table:table-cell>
          <table:table-cell office:value-type="float" office:value="41.64" calcext:value-type="float">
            <text:p>41.64</text:p>
          </table:table-cell>
          <table:table-cell table:number-columns-repeated="2" office:value-type="float" office:value="178536" calcext:value-type="float">
            <text:p>178536</text:p>
          </table:table-cell>
          <table:table-cell office:value-type="float" office:value="0" calcext:value-type="float">
            <text:p>0</text:p>
          </table:table-cell>
          <table:table-cell office:value-type="float" office:value="4097024" calcext:value-type="float">
            <text:p>4097024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36579585.98" calcext:value-type="float">
            <text:p>136579585.98</text:p>
          </table:table-cell>
          <table:table-cell office:value-type="float" office:value="75321" calcext:value-type="float">
            <text:p>75321</text:p>
          </table:table-cell>
          <table:table-cell office:value-type="float" office:value="43025" calcext:value-type="float">
            <text:p>43025</text:p>
          </table:table-cell>
          <table:table-cell office:value-type="float" office:value="123151" calcext:value-type="float">
            <text:p>123151</text:p>
          </table:table-cell>
          <table:table-cell office:value-type="float" office:value="912" calcext:value-type="float">
            <text:p>912</text:p>
          </table:table-cell>
          <table:table-cell table:number-columns-repeated="2" office:value-type="float" office:value="780677502" calcext:value-type="float">
            <text:p>780677502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1.5946" calcext:value-type="float">
            <text:p>1.5946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2606" calcext:value-type="float">
            <text:p>0.2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079" calcext:value-type="float">
            <text:p>2.7079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12.3062" calcext:value-type="float">
            <text:p>12.3062</text:p>
          </table:table-cell>
          <table:table-cell office:value-type="float" office:value="0.3526" calcext:value-type="float">
            <text:p>0.3526</text:p>
          </table:table-cell>
          <table:table-cell office:value-type="float" office:value="0.0015" calcext:value-type="float">
            <text:p>0.0015</text:p>
          </table:table-cell>
          <table:table-cell office:value-type="float" office:value="4.2904" calcext:value-type="float">
            <text:p>4.2904</text:p>
          </table:table-cell>
          <table:table-cell office:value-type="float" office:value="1.2605" calcext:value-type="float">
            <text:p>1.2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7294" calcext:value-type="float">
            <text:p>13.7294</text:p>
          </table:table-cell>
          <table:table-cell/>
          <table:table-cell table:formula="of:=[.I$3]/[.I25]" office:value-type="float" office:value="381.011414211312" calcext:value-type="float">
            <text:p>381.011414211312</text:p>
          </table:table-cell>
          <table:table-cell table:formula="of:=[.A25]" office:value-type="float" office:value="1024" calcext:value-type="float">
            <text:p>1024</text:p>
          </table:table-cell>
        </table:table-row>
      </table:table>
      <table:table table:name="speedup" table:style-name="ta1">
        <table:table-column table:style-name="co38" table:default-cell-style-name="Default"/>
        <table:table-column table:style-name="co37" table:number-columns-repeated="2" table:default-cell-style-name="ce3"/>
        <table:table-row table:style-name="ro1"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conservative</text:p>
          </table:table-cell>
          <table:table-cell table:style-name="ce1" office:value-type="string" calcext:value-type="string">
            <text:p>optimist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ross.BE5]" office:value-type="float" office:value="1.65153514777182" calcext:value-type="float">
            <text:p>1.65</text:p>
          </table:table-cell>
          <table:table-cell table:formula="of:=[$ross.BE16]" office:value-type="float" office:value="1.58771987976017" calcext:value-type="float">
            <text:p>1.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ross.BE6]" office:value-type="float" office:value="3.63025035586164" calcext:value-type="float">
            <text:p>3.63</text:p>
          </table:table-cell>
          <table:table-cell table:formula="of:=[$ross.BE17]" office:value-type="float" office:value="3.48716485461111" calcext:value-type="float">
            <text:p>3.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ross.BE7]" office:value-type="float" office:value="7.75036164643773" calcext:value-type="float">
            <text:p>7.75</text:p>
          </table:table-cell>
          <table:table-cell table:formula="of:=[$ross.BE18]" office:value-type="float" office:value="7.46005167982242" calcext:value-type="float">
            <text:p>7.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ross.BE8]" office:value-type="float" office:value="15.9945595355057" calcext:value-type="float">
            <text:p>15.99</text:p>
          </table:table-cell>
          <table:table-cell table:formula="of:=[$ross.BE19]" office:value-type="float" office:value="15.3991717379343" calcext:value-type="float">
            <text:p>15.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$ross.BE9]" office:value-type="float" office:value="32.1878281417302" calcext:value-type="float">
            <text:p>32.19</text:p>
          </table:table-cell>
          <table:table-cell table:formula="of:=[$ross.BE20]" office:value-type="float" office:value="30.8787869306727" calcext:value-type="float">
            <text:p>30.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$ross.BE10]" office:value-type="float" office:value="64.3387568942529" calcext:value-type="float">
            <text:p>64.34</text:p>
          </table:table-cell>
          <table:table-cell table:formula="of:=[$ross.BE21]" office:value-type="float" office:value="63.4046066906351" calcext:value-type="float">
            <text:p>63.4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$ross.BE11]" office:value-type="float" office:value="125.67611230977" calcext:value-type="float">
            <text:p>125.68</text:p>
          </table:table-cell>
          <table:table-cell table:formula="of:=[$ross.BE22]" office:value-type="float" office:value="127.454074074074" calcext:value-type="float">
            <text:p>127.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$ross.BE12]" office:value-type="float" office:value="229.938729487478" calcext:value-type="float">
            <text:p>229.94</text:p>
          </table:table-cell>
          <table:table-cell table:formula="of:=[$ross.BE23]" office:value-type="float" office:value="239.727728535157" calcext:value-type="float">
            <text:p>239.7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$ross.BE13]" office:value-type="float" office:value="345.631315333888" calcext:value-type="float">
            <text:p>345.63</text:p>
          </table:table-cell>
          <table:table-cell table:formula="of:=[$ross.BE24]" office:value-type="float" office:value="353.350302637268" calcext:value-type="float">
            <text:p>353.3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$ross.BE14]" office:value-type="float" office:value="395.036303630363" calcext:value-type="float">
            <text:p>395.04</text:p>
          </table:table-cell>
          <table:table-cell table:formula="of:=[$ross.BE25]" office:value-type="float" office:value="381.011414211312" calcext:value-type="float">
            <text:p>381.01</text:p>
          </table:table-cell>
        </table:table-row>
      </table:table>
      <table:named-expressions/>
      <table:database-ranges>
        <table:database-range table:name="__Anonymous_Sheet_DB__0" table:target-range-address="ross.A1:ross.BC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11">
      <number:number number:decimal-places="5" number:min-decimal-places="5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6" number:min-decimal-places="16" number:min-integer-digits="1"/>
    </number:number-style>
    <number:number-style style:name="N117">
      <number:number number:decimal-places="17" number:min-decimal-places="17" number:min-integer-digits="1"/>
    </number:number-style>
    <number:number-style style:name="N118">
      <number:number number:decimal-places="14" number:min-decimal-places="14" number:min-integer-digits="1"/>
    </number:number-style>
    <number:number-style style:name="N119">
      <number:number number:decimal-places="13" number:min-decimal-places="13" number:min-integer-digits="1"/>
    </number:number-style>
    <number:number-style style:name="N120">
      <number:number number:decimal-places="12" number:min-decimal-places="12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06T11:57:21.457426115</dc:date>
    <dc:creator>Elkin Cruz</dc:creator>
    <meta:editing-duration>PT26M50S</meta:editing-duration>
    <meta:editing-cycles>6</meta:editing-cycles>
    <meta:generator>LibreOffice/7.4.0.3$Linux_X86_64 LibreOffice_project/40$Build-3</meta:generator>
    <meta:document-statistic meta:table-count="2" meta:cell-count="1290" meta:object-count="0"/>
  </office:meta>
</office:document-meta>
</file>